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200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efclk0" table:style-name="ta1"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quad</text:p>
          </table:table-cell>
          <table:table-cell table:style-name="ce4" office:value-type="string" calcext:value-type="string">
            <text:p>SLR</text:p>
          </table:table-cell>
          <table:table-cell table:style-name="ce7" office:value-type="string" calcext:value-type="string">
            <text:p>sync clk</text:p>
          </table:table-cell>
        </table:table-row>
        <table:table-row table:style-name="ro1">
          <table:table-cell table:style-name="ce5" office:value-type="string" calcext:value-type="string">
            <text:p>BD39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5" office:value-type="string" calcext:value-type="string">
            <text:p>BB39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AY39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AV39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6" office:value-type="string" calcext:value-type="string">
            <text:p>AT39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table:style-name="ce6" office:value-type="string" calcext:value-type="string">
            <text:p>AP39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table:style-name="ce6" office:value-type="string" calcext:value-type="string">
            <text:p>AM39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table:style-name="ce6" office:value-type="string" calcext:value-type="string">
            <text:p>AJ41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table:style-name="ce5" office:value-type="string" calcext:value-type="string">
            <text:p>AE4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</table:table-row>
        <table:table-row table:style-name="ro1">
          <table:table-cell table:style-name="ce5" office:value-type="string" calcext:value-type="string">
            <text:p>AA41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W4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U41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</table:table-row>
        <table:table-row table:style-name="ro1">
          <table:table-cell table:style-name="ce6" office:value-type="string" calcext:value-type="string">
            <text:p>R41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table:style-name="ce6" office:value-type="string" calcext:value-type="string">
            <text:p>N41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table:style-name="ce6" office:value-type="string" calcext:value-type="string">
            <text:p>L41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3" calcext:value-type="float">
            <text:p>3</text:p>
          </table:table-cell>
          <table:table-cell table:style-name="ce9"/>
        </table:table-row>
        <table:table-row table:style-name="ro1">
          <table:table-cell table:style-name="ce6" office:value-type="string" calcext:value-type="string">
            <text:p>J41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3" calcext:value-type="float">
            <text:p>3</text:p>
          </table:table-cell>
          <table:table-cell table:style-name="ce10"/>
        </table:table-row>
        <table:table-row table:style-name="ro1">
          <table:table-cell table:style-name="ce5" office:value-type="string" calcext:value-type="string">
            <text:p>BD13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5" office:value-type="string" calcext:value-type="string">
            <text:p>BB13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AY13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AV13</text:p>
          </table:table-cell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6" office:value-type="string" calcext:value-type="string">
            <text:p>AT13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table:style-name="ce6" office:value-type="string" calcext:value-type="string">
            <text:p>AP13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table:style-name="ce6" office:value-type="string" calcext:value-type="string">
            <text:p>AM13</text:p>
          </table:table-cell>
          <table:table-cell table:style-name="ce6" office:value-type="float" office:value="226" calcext:value-type="float">
            <text:p>226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table:style-name="ce6" office:value-type="string" calcext:value-type="string">
            <text:p>AJ11</text:p>
          </table:table-cell>
          <table:table-cell table:style-name="ce6" office:value-type="float" office:value="227" calcext:value-type="float">
            <text:p>227</text:p>
          </table:table-cell>
          <table:table-cell table:style-name="ce6"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table:style-name="ce5" office:value-type="string" calcext:value-type="string">
            <text:p>AE11</text:p>
          </table:table-cell>
          <table:table-cell table:style-name="ce5" office:value-type="float" office:value="228" calcext:value-type="float">
            <text:p>228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</table:table-row>
        <table:table-row table:style-name="ro1">
          <table:table-cell table:style-name="ce5" office:value-type="string" calcext:value-type="string">
            <text:p>AA11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W11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U11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</table:table-row>
        <table:table-row table:style-name="ro1">
          <table:table-cell table:style-name="ce6" office:value-type="string" calcext:value-type="string">
            <text:p>R11</text:p>
          </table:table-cell>
          <table:table-cell table:style-name="ce6" office:value-type="float" office:value="232" calcext:value-type="float">
            <text:p>232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table:style-name="ce6" office:value-type="string" calcext:value-type="string">
            <text:p>N11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table:style-name="ce6" office:value-type="string" calcext:value-type="string">
            <text:p>L11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3" calcext:value-type="float">
            <text:p>3</text:p>
          </table:table-cell>
          <table:table-cell table:style-name="ce9"/>
        </table:table-row>
        <table:table-row table:style-name="ro1">
          <table:table-cell table:style-name="ce6" office:value-type="string" calcext:value-type="string">
            <text:p>J11</text:p>
          </table:table-cell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3" calcext:value-type="float">
            <text:p>3</text:p>
          </table:table-cell>
          <table:table-cell table:style-name="ce10"/>
        </table:table-row>
        <table:table-row table:style-name="ro1" table:number-rows-repeated="104854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efclk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SLR</text:p>
          </table:table-cell>
        </table:table-row>
        <table:table-row table:style-name="ro1">
          <table:table-cell office:value-type="string" calcext:value-type="string">
            <text:p>BA41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41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4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41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39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39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39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39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11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11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1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11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13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13</text:p>
          </table:table-cell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refclk0.A1:refclk0.C1048576">
          <table:sort>
            <table:sort-by table:field-number="1" table:data-type="automatic"/>
          </table:sort>
        </table:database-range>
        <table:database-range table:name="__Anonymous_Sheet_DB__1" table:target-range-address="refclk1.A1:refclk1.C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/00/0000</text:date>, <text:time style:data-style-name="N2" text:time-value="16:08:07.284598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6T15:20:16.706245018</meta:creation-date>
    <dc:date>2022-10-07T16:18:03.455452105</dc:date>
    <meta:editing-duration>PT23H49M57S</meta:editing-duration>
    <meta:editing-cycles>3</meta:editing-cycles>
    <meta:generator>LibreOffice/6.0.7.3$Linux_X86_64 LibreOffice_project/00m0$Build-3</meta:generator>
    <meta:document-statistic meta:table-count="2" meta:cell-count="167" meta:object-count="0"/>
  </office:meta>
</office:document-meta>
</file>